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Rachana" svg:font-family="Rachana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DejaVu Sans" fo:font-size="6pt" style:font-size-asian="5.25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DejaVu Sans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itrack</text:p>
      <text:p text:style-name="P3">How to use the barcode generator AND have fun!</text:p>
      <text:p text:style-name="P1"/>
      <text:p text:style-name="P1"/>
      <text:p text:style-name="P2">Step 1</text:p>
      <text:p text:style-name="P4"/>
      <text:p text:style-name="P1">Turn on the computer, the screen and the label printer.</text:p>
      <text:p text:style-name="P1">Wait for the computer to boot.</text:p>
      <text:p text:style-name="P1"/>
      <text:p text:style-name="P2">Step 2</text:p>
      <text:p text:style-name="P4"/>
      <text:p text:style-name="P1">Double-click on the big icon in the middle of the screen.</text:p>
      <text:p text:style-name="P1">This launches Labitrack.</text:p>
      <text:p text:style-name="P1"/>
      <text:p text:style-name="P2">Step 3</text:p>
      <text:p text:style-name="P4"/>
      <text:p text:style-name="P1">Insert your information into the appropriate fields.</text:p>
      <text:p text:style-name="P1"/>
      <text:p text:style-name="P2">Step 4</text:p>
      <text:p text:style-name="P4"/>
      <text:p text:style-name="P1">Preview the label – this is not only very good idea, since errors sneak in wherever they can, but is also required, since the preview generates the file to be printed.</text:p>
      <text:p text:style-name="P1">It also acquires the next id-number from the database and uses this on the label.</text:p>
      <text:p text:style-name="P1"/>
      <text:p text:style-name="P1">You can close the preview window, change your label and preview it again.</text:p>
      <text:p text:style-name="P1">You can do this as much as you want.</text:p>
      <text:p text:style-name="P1"/>
      <text:p text:style-name="P2">Step 5</text:p>
      <text:p text:style-name="P4"/>
      <text:p text:style-name="P1">Print the label using the 'Print label' button located in the bottom right corner.</text:p>
      <text:p text:style-name="P1"/>
      <text:p text:style-name="P1">Notice that the object record gets inserted into a database in this step and the id from the previous step gets permanently assigned to the object.</text:p>
      <text:p text:style-name="P1"/>
      <text:p text:style-name="P2">Step 6</text:p>
      <text:p text:style-name="P4"/>
      <text:p text:style-name="P1">Repeat steps <text:span text:style-name="T1">3</text:span> though <text:span text:style-name="T1">5</text:span> for additional objects to be recorded.</text:p>
      <text:p text:style-name="P1"/>
      <text:p text:style-name="P2">Step 7</text:p>
      <text:p text:style-name="P4"/>
      <text:p text:style-name="P1">Marvel at your new beautiful label. Then put it onto the object. Now marvel at the object with a label.</text:p>
      <text:p text:style-name="P1"/>
      <text:p text:style-name="P1"/>
      <text:p text:style-name="P1"/>
      <text:p text:style-name="P1"/>
      <text:p text:style-name="P5">Thank you for making Labitat more organized – and fu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Rachana" svg:font-family="Rachana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nton </meta:initial-creator>
    <meta:creation-date>2010-07-17T18:42:03</meta:creation-date>
    <meta:printed-by>panton </meta:printed-by>
    <meta:print-date>2010-07-17T19:06:23</meta:print-date>
    <meta:document-statistic meta:table-count="0" meta:image-count="0" meta:object-count="0" meta:page-count="1" meta:paragraph-count="23" meta:word-count="210" meta:character-count="1120"/>
    <dc:date>2010-07-17T19:08:31</dc:date>
    <dc:creator>panton </dc:creator>
    <meta:editing-duration>PT00H09M19S</meta:editing-duration>
    <meta:editing-cycles>1</meta:editing-cycles>
    <meta:generator>OpenOffice.org/3.1$Unix OpenOffice.org_project/310m19$Build-9420</meta:generator>
  </office:meta>
</office:document-meta>
</file>